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5.45mm"/>
    </style:style>
    <style:style style:name="co2" style:family="table-column">
      <style:table-column-properties fo:break-before="auto" style:column-width="27.02mm"/>
    </style:style>
    <style:style style:name="co3" style:family="table-column">
      <style:table-column-properties fo:break-before="auto" style:column-width="32.8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visibility="collapse" table:default-cell-style-name="Default"/>
        <table:table-column table:style-name="co2" table:visibility="collapse" table:number-columns-repeated="6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thod/dt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en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end</text:p>
          </table:table-cell>
          <table:table-cell office:value-type="string" calcext:value-type="string">
            <text:p>dif</text:p>
          </table:table-cell>
          <table:table-cell table:formula="of:=[.D1]" office:value-type="string" office:string-value="method" calcext:value-type="string">
            <text:p>method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Error1</text:p>
          </table:table-cell>
          <table:table-cell office:value-type="string" calcext:value-type="string">
            <text:p>Error2</text:p>
          </table:table-cell>
          <table:table-cell office:value-type="string" calcext:value-type="string">
            <text:p>ErrorMax</text:p>
          </table:table-cell>
          <table:table-cell office:value-type="string" calcext:value-type="string">
            <text:p>RatioMax</text:p>
          </table:table-cell>
        </table:table-row>
        <table:table-row table:style-name="ro1">
          <table:table-cell office:value-type="string" calcext:value-type="string">
            <text:p>depth_REF_vs_l_rexi_n_erk_t1.0_dt000002_vs_dt056.25Errors12max.txt</text:p>
          </table:table-cell>
          <table:table-cell table:formula="of:=SEARCH(&quot;_vs_&quot;;[.A2];1)" office:value-type="float" office:value="10" calcext:value-type="float">
            <text:p>10</text:p>
          </table:table-cell>
          <table:table-cell table:formula="of:=SEARCH(&quot;_t1&quot;;[.A2];1)" office:value-type="float" office:value="26" calcext:value-type="float">
            <text:p>26</text:p>
          </table:table-cell>
          <table:table-cell table:formula="of:=MID([.A2];[.B2]+4;[.C2] - [.B2]-4)" office:value-type="string" office:string-value="l_rexi_n_erk" calcext:value-type="string">
            <text:p>l_rexi_n_erk</text:p>
          </table:table-cell>
          <table:table-cell table:formula="of:=SEARCH(&quot;_vs_dt&quot;;[.A2];1)" office:value-type="float" office:value="40" calcext:value-type="float">
            <text:p>40</text:p>
          </table:table-cell>
          <table:table-cell table:formula="of:=SEARCH(&quot;Errors&quot;;[.A2];1)" office:value-type="float" office:value="52" calcext:value-type="float">
            <text:p>52</text:p>
          </table:table-cell>
          <table:table-cell table:formula="of:=[.F2]-[.E2]-6" office:value-type="float" office:value="6" calcext:value-type="float">
            <text:p>6</text:p>
          </table:table-cell>
          <table:table-cell table:formula="of:=[.D2]" office:value-type="string" office:string-value="l_rexi_n_erk" calcext:value-type="string">
            <text:p>l_rexi_n_erk</text:p>
          </table:table-cell>
          <table:table-cell table:formula="of:=MID([.A2];[.E2]+6;[.G2])*1" office:value-type="float" office:value="56.25" calcext:value-type="float">
            <text:p>56.25</text:p>
          </table:table-cell>
          <table:table-cell table:style-name="ce1" office:value-type="float" office:value="0.0000350567866257" calcext:value-type="float">
            <text:p>3.51E-05</text:p>
          </table:table-cell>
          <table:table-cell table:style-name="ce1" office:value-type="float" office:value="0.0000622149915567167" calcext:value-type="float">
            <text:p>6.22E-05</text:p>
          </table:table-cell>
          <table:table-cell office:value-type="float" office:value="0.000391089420873" calcext:value-type="float">
            <text:p>0.0003910894</text:p>
          </table:table-cell>
          <table:table-cell/>
        </table:table-row>
        <table:table-row table:style-name="ro1">
          <table:table-cell office:value-type="string" calcext:value-type="string">
            <text:p>depth_REF_vs_l_rexi_n_erk_t1.0_dt000002_vs_dt0112.5Errors12max.txt</text:p>
          </table:table-cell>
          <table:table-cell table:formula="of:=SEARCH(&quot;_vs_&quot;;[.A3];1)" office:value-type="float" office:value="10" calcext:value-type="float">
            <text:p>10</text:p>
          </table:table-cell>
          <table:table-cell table:formula="of:=SEARCH(&quot;_t1&quot;;[.A3];1)" office:value-type="float" office:value="26" calcext:value-type="float">
            <text:p>26</text:p>
          </table:table-cell>
          <table:table-cell table:formula="of:=MID([.A3];[.B3]+4;[.C3] - [.B3]-4)" office:value-type="string" office:string-value="l_rexi_n_erk" calcext:value-type="string">
            <text:p>l_rexi_n_erk</text:p>
          </table:table-cell>
          <table:table-cell table:formula="of:=SEARCH(&quot;_vs_dt&quot;;[.A3];1)" office:value-type="float" office:value="40" calcext:value-type="float">
            <text:p>40</text:p>
          </table:table-cell>
          <table:table-cell table:formula="of:=SEARCH(&quot;Errors&quot;;[.A3];1)" office:value-type="float" office:value="52" calcext:value-type="float">
            <text:p>52</text:p>
          </table:table-cell>
          <table:table-cell table:formula="of:=[.F3]-[.E3]-6" office:value-type="float" office:value="6" calcext:value-type="float">
            <text:p>6</text:p>
          </table:table-cell>
          <table:table-cell table:formula="of:=[.D3]" office:value-type="string" office:string-value="l_rexi_n_erk" calcext:value-type="string">
            <text:p>l_rexi_n_erk</text:p>
          </table:table-cell>
          <table:table-cell table:formula="of:=MID([.A3];[.E3]+6;[.G3])*1" office:value-type="float" office:value="112.5" calcext:value-type="float">
            <text:p>112.5</text:p>
          </table:table-cell>
          <table:table-cell office:value-type="float" office:value="0.000139757158762" calcext:value-type="float">
            <text:p>0.0001397572</text:p>
          </table:table-cell>
          <table:table-cell office:value-type="float" office:value="0.000248725479760631" calcext:value-type="float">
            <text:p>0.0002487255</text:p>
          </table:table-cell>
          <table:table-cell office:value-type="float" office:value="0.00156478942085" calcext:value-type="float">
            <text:p>0.0015647894</text:p>
          </table:table-cell>
          <table:table-cell/>
        </table:table-row>
        <table:table-row table:style-name="ro1">
          <table:table-cell office:value-type="string" calcext:value-type="string">
            <text:p>depth_REF_vs_RK-FDC_t1.0_dt000002_vs_dt1.40625Errors12max.txt</text:p>
          </table:table-cell>
          <table:table-cell table:formula="of:=SEARCH(&quot;_vs_&quot;;[.A4];1)" office:value-type="float" office:value="10" calcext:value-type="float">
            <text:p>10</text:p>
          </table:table-cell>
          <table:table-cell table:formula="of:=SEARCH(&quot;_t1&quot;;[.A4];1)" office:value-type="float" office:value="20" calcext:value-type="float">
            <text:p>20</text:p>
          </table:table-cell>
          <table:table-cell table:formula="of:=MID([.A4];[.B4]+4;[.C4] - [.B4]-4)" office:value-type="string" office:string-value="RK-FDC" calcext:value-type="string">
            <text:p>RK-FDC</text:p>
          </table:table-cell>
          <table:table-cell table:formula="of:=SEARCH(&quot;_vs_dt&quot;;[.A4];1)" office:value-type="float" office:value="34" calcext:value-type="float">
            <text:p>34</text:p>
          </table:table-cell>
          <table:table-cell table:formula="of:=SEARCH(&quot;Errors&quot;;[.A4];1)" office:value-type="float" office:value="47" calcext:value-type="float">
            <text:p>47</text:p>
          </table:table-cell>
          <table:table-cell table:formula="of:=[.F4]-[.E4]-6" office:value-type="float" office:value="7" calcext:value-type="float">
            <text:p>7</text:p>
          </table:table-cell>
          <table:table-cell table:formula="of:=[.D4]" office:value-type="string" office:string-value="RK-FDC" calcext:value-type="string">
            <text:p>RK-FDC</text:p>
          </table:table-cell>
          <table:table-cell table:formula="of:=MID([.A4];[.E4]+6;[.G4])*1" office:value-type="float" office:value="1.40625" calcext:value-type="float">
            <text:p>1.40625</text:p>
          </table:table-cell>
          <table:table-cell office:value-type="float" office:value="0.0887831079219" calcext:value-type="float">
            <text:p>0.0887831079</text:p>
          </table:table-cell>
          <table:table-cell office:value-type="float" office:value="0.123582892515662" calcext:value-type="float">
            <text:p>0.1235828925</text:p>
          </table:table-cell>
          <table:table-cell office:value-type="float" office:value="0.605344466613" calcext:value-type="float">
            <text:p>0.6053444666</text:p>
          </table:table-cell>
          <table:table-cell table:formula="of:=[.L5]/[.L4]" office:value-type="float" office:value="0.999797982790387" calcext:value-type="float">
            <text:p>0.9997979828</text:p>
          </table:table-cell>
        </table:table-row>
        <table:table-row table:style-name="ro1">
          <table:table-cell office:value-type="string" calcext:value-type="string">
            <text:p>depth_REF_vs_RK-FDC_t1.0_dt000002_vs_dt2.8125Errors12max.txt</text:p>
          </table:table-cell>
          <table:table-cell table:formula="of:=SEARCH(&quot;_vs_&quot;;[.A5];1)" office:value-type="float" office:value="10" calcext:value-type="float">
            <text:p>10</text:p>
          </table:table-cell>
          <table:table-cell table:formula="of:=SEARCH(&quot;_t1&quot;;[.A5];1)" office:value-type="float" office:value="20" calcext:value-type="float">
            <text:p>20</text:p>
          </table:table-cell>
          <table:table-cell table:formula="of:=MID([.A5];[.B5]+4;[.C5] - [.B5]-4)" office:value-type="string" office:string-value="RK-FDC" calcext:value-type="string">
            <text:p>RK-FDC</text:p>
          </table:table-cell>
          <table:table-cell table:formula="of:=SEARCH(&quot;_vs_dt&quot;;[.A5];1)" office:value-type="float" office:value="34" calcext:value-type="float">
            <text:p>34</text:p>
          </table:table-cell>
          <table:table-cell table:formula="of:=SEARCH(&quot;Errors&quot;;[.A5];1)" office:value-type="float" office:value="46" calcext:value-type="float">
            <text:p>46</text:p>
          </table:table-cell>
          <table:table-cell table:formula="of:=[.F5]-[.E5]-6" office:value-type="float" office:value="6" calcext:value-type="float">
            <text:p>6</text:p>
          </table:table-cell>
          <table:table-cell table:formula="of:=[.D5]" office:value-type="string" office:string-value="RK-FDC" calcext:value-type="string">
            <text:p>RK-FDC</text:p>
          </table:table-cell>
          <table:table-cell table:formula="of:=MID([.A5];[.E5]+6;[.G5])*1" office:value-type="float" office:value="2.8125" calcext:value-type="float">
            <text:p>2.8125</text:p>
          </table:table-cell>
          <table:table-cell office:value-type="float" office:value="0.0887668326487" calcext:value-type="float">
            <text:p>0.0887668326</text:p>
          </table:table-cell>
          <table:table-cell office:value-type="float" office:value="0.123560855662248" calcext:value-type="float">
            <text:p>0.1235608557</text:p>
          </table:table-cell>
          <table:table-cell office:value-type="float" office:value="0.605222176613" calcext:value-type="float">
            <text:p>0.6052221766</text:p>
          </table:table-cell>
          <table:table-cell table:formula="of:=[.L6]/[.L5]" office:value-type="float" office:value="0.999191668747603" calcext:value-type="float">
            <text:p>0.9991916687</text:p>
          </table:table-cell>
        </table:table-row>
        <table:table-row table:style-name="ro1">
          <table:table-cell office:value-type="string" calcext:value-type="string">
            <text:p>depth_REF_vs_RK-FDC_t1.0_dt000002_vs_dt05.625Errors12max.txt</text:p>
          </table:table-cell>
          <table:table-cell table:formula="of:=SEARCH(&quot;_vs_&quot;;[.A6];1)" office:value-type="float" office:value="10" calcext:value-type="float">
            <text:p>10</text:p>
          </table:table-cell>
          <table:table-cell table:formula="of:=SEARCH(&quot;_t1&quot;;[.A6];1)" office:value-type="float" office:value="20" calcext:value-type="float">
            <text:p>20</text:p>
          </table:table-cell>
          <table:table-cell table:formula="of:=MID([.A6];[.B6]+4;[.C6] - [.B6]-4)" office:value-type="string" office:string-value="RK-FDC" calcext:value-type="string">
            <text:p>RK-FDC</text:p>
          </table:table-cell>
          <table:table-cell table:formula="of:=SEARCH(&quot;_vs_dt&quot;;[.A6];1)" office:value-type="float" office:value="34" calcext:value-type="float">
            <text:p>34</text:p>
          </table:table-cell>
          <table:table-cell table:formula="of:=SEARCH(&quot;Errors&quot;;[.A6];1)" office:value-type="float" office:value="46" calcext:value-type="float">
            <text:p>46</text:p>
          </table:table-cell>
          <table:table-cell table:formula="of:=[.F6]-[.E6]-6" office:value-type="float" office:value="6" calcext:value-type="float">
            <text:p>6</text:p>
          </table:table-cell>
          <table:table-cell table:formula="of:=[.D6]" office:value-type="string" office:string-value="RK-FDC" calcext:value-type="string">
            <text:p>RK-FDC</text:p>
          </table:table-cell>
          <table:table-cell table:formula="of:=MID([.A6];[.E6]+6;[.G6])*1" office:value-type="float" office:value="5.625" calcext:value-type="float">
            <text:p>5.625</text:p>
          </table:table-cell>
          <table:table-cell office:value-type="float" office:value="0.0887017664785" calcext:value-type="float">
            <text:p>0.0887017665</text:p>
          </table:table-cell>
          <table:table-cell office:value-type="float" office:value="0.123472780593372" calcext:value-type="float">
            <text:p>0.1234727806</text:p>
          </table:table-cell>
          <table:table-cell office:value-type="float" office:value="0.604732956613" calcext:value-type="float">
            <text:p>0.6047329566</text:p>
          </table:table-cell>
          <table:table-cell table:formula="of:=[.L7]/[.L6]" office:value-type="float" office:value="0.996763166322267" calcext:value-type="float">
            <text:p>0.9967631663</text:p>
          </table:table-cell>
        </table:table-row>
        <table:table-row table:style-name="ro1">
          <table:table-cell office:value-type="string" calcext:value-type="string">
            <text:p>depth_REF_vs_RK-FDC_t1.0_dt000002_vs_dt011.25Errors12max.txt</text:p>
          </table:table-cell>
          <table:table-cell table:formula="of:=SEARCH(&quot;_vs_&quot;;[.A7];1)" office:value-type="float" office:value="10" calcext:value-type="float">
            <text:p>10</text:p>
          </table:table-cell>
          <table:table-cell table:formula="of:=SEARCH(&quot;_t1&quot;;[.A7];1)" office:value-type="float" office:value="20" calcext:value-type="float">
            <text:p>20</text:p>
          </table:table-cell>
          <table:table-cell table:formula="of:=MID([.A7];[.B7]+4;[.C7] - [.B7]-4)" office:value-type="string" office:string-value="RK-FDC" calcext:value-type="string">
            <text:p>RK-FDC</text:p>
          </table:table-cell>
          <table:table-cell table:formula="of:=SEARCH(&quot;_vs_dt&quot;;[.A7];1)" office:value-type="float" office:value="34" calcext:value-type="float">
            <text:p>34</text:p>
          </table:table-cell>
          <table:table-cell table:formula="of:=SEARCH(&quot;Errors&quot;;[.A7];1)" office:value-type="float" office:value="46" calcext:value-type="float">
            <text:p>46</text:p>
          </table:table-cell>
          <table:table-cell table:formula="of:=[.F7]-[.E7]-6" office:value-type="float" office:value="6" calcext:value-type="float">
            <text:p>6</text:p>
          </table:table-cell>
          <table:table-cell table:formula="of:=[.D7]" office:value-type="string" office:string-value="RK-FDC" calcext:value-type="string">
            <text:p>RK-FDC</text:p>
          </table:table-cell>
          <table:table-cell table:formula="of:=MID([.A7];[.E7]+6;[.G7])*1" office:value-type="float" office:value="11.25" calcext:value-type="float">
            <text:p>11.25</text:p>
          </table:table-cell>
          <table:table-cell office:value-type="float" office:value="0.0884421311704" calcext:value-type="float">
            <text:p>0.0884421312</text:p>
          </table:table-cell>
          <table:table-cell office:value-type="float" office:value="0.123121559689346" calcext:value-type="float">
            <text:p>0.1231215597</text:p>
          </table:table-cell>
          <table:table-cell office:value-type="float" office:value="0.602775536613" calcext:value-type="float">
            <text:p>0.6027755366</text:p>
          </table:table-cell>
          <table:table-cell table:formula="of:=[.L8]/[.L7]" office:value-type="float" office:value="0.987004830945837" calcext:value-type="float">
            <text:p>0.9870048309</text:p>
          </table:table-cell>
        </table:table-row>
        <table:table-row table:style-name="ro1">
          <table:table-cell office:value-type="string" calcext:value-type="string">
            <text:p>depth_REF_vs_RK-FDC_t1.0_dt000002_vs_dt0022.5Errors12max.txt</text:p>
          </table:table-cell>
          <table:table-cell table:formula="of:=SEARCH(&quot;_vs_&quot;;[.A8];1)" office:value-type="float" office:value="10" calcext:value-type="float">
            <text:p>10</text:p>
          </table:table-cell>
          <table:table-cell table:formula="of:=SEARCH(&quot;_t1&quot;;[.A8];1)" office:value-type="float" office:value="20" calcext:value-type="float">
            <text:p>20</text:p>
          </table:table-cell>
          <table:table-cell table:formula="of:=MID([.A8];[.B8]+4;[.C8] - [.B8]-4)" office:value-type="string" office:string-value="RK-FDC" calcext:value-type="string">
            <text:p>RK-FDC</text:p>
          </table:table-cell>
          <table:table-cell table:formula="of:=SEARCH(&quot;_vs_dt&quot;;[.A8];1)" office:value-type="float" office:value="34" calcext:value-type="float">
            <text:p>34</text:p>
          </table:table-cell>
          <table:table-cell table:formula="of:=SEARCH(&quot;Errors&quot;;[.A8];1)" office:value-type="float" office:value="46" calcext:value-type="float">
            <text:p>46</text:p>
          </table:table-cell>
          <table:table-cell table:formula="of:=[.F8]-[.E8]-6" office:value-type="float" office:value="6" calcext:value-type="float">
            <text:p>6</text:p>
          </table:table-cell>
          <table:table-cell table:formula="of:=[.D8]" office:value-type="string" office:string-value="RK-FDC" calcext:value-type="string">
            <text:p>RK-FDC</text:p>
          </table:table-cell>
          <table:table-cell table:formula="of:=MID([.A8];[.E8]+6;[.G8])*1" office:value-type="float" office:value="22.5" calcext:value-type="float">
            <text:p>22.5</text:p>
          </table:table-cell>
          <table:table-cell office:value-type="float" office:value="0.0874137290747" calcext:value-type="float">
            <text:p>0.0874137291</text:p>
          </table:table-cell>
          <table:table-cell office:value-type="float" office:value="0.121733457502755" calcext:value-type="float">
            <text:p>0.1217334575</text:p>
          </table:table-cell>
          <table:table-cell office:value-type="float" office:value="0.594942366613" calcext:value-type="float">
            <text:p>0.5949423666</text:p>
          </table:table-cell>
          <table:table-cell table:formula="of:=[.L9]/[.L8]" office:value-type="float" office:value="0.947301399665836" calcext:value-type="float">
            <text:p>0.9473013997</text:p>
          </table:table-cell>
        </table:table-row>
        <table:table-row table:style-name="ro1">
          <table:table-cell office:value-type="string" calcext:value-type="string">
            <text:p>depth_REF_vs_RK-FDC_t1.0_dt000002_vs_dt0045.0Errors12max.txt</text:p>
          </table:table-cell>
          <table:table-cell table:formula="of:=SEARCH(&quot;_vs_&quot;;[.A9];1)" office:value-type="float" office:value="10" calcext:value-type="float">
            <text:p>10</text:p>
          </table:table-cell>
          <table:table-cell table:formula="of:=SEARCH(&quot;_t1&quot;;[.A9];1)" office:value-type="float" office:value="20" calcext:value-type="float">
            <text:p>20</text:p>
          </table:table-cell>
          <table:table-cell table:formula="of:=MID([.A9];[.B9]+4;[.C9] - [.B9]-4)" office:value-type="string" office:string-value="RK-FDC" calcext:value-type="string">
            <text:p>RK-FDC</text:p>
          </table:table-cell>
          <table:table-cell table:formula="of:=SEARCH(&quot;_vs_dt&quot;;[.A9];1)" office:value-type="float" office:value="34" calcext:value-type="float">
            <text:p>34</text:p>
          </table:table-cell>
          <table:table-cell table:formula="of:=SEARCH(&quot;Errors&quot;;[.A9];1)" office:value-type="float" office:value="46" calcext:value-type="float">
            <text:p>46</text:p>
          </table:table-cell>
          <table:table-cell table:formula="of:=[.F9]-[.E9]-6" office:value-type="float" office:value="6" calcext:value-type="float">
            <text:p>6</text:p>
          </table:table-cell>
          <table:table-cell table:formula="of:=[.D9]" office:value-type="string" office:string-value="RK-FDC" calcext:value-type="string">
            <text:p>RK-FDC</text:p>
          </table:table-cell>
          <table:table-cell table:formula="of:=MID([.A9];[.E9]+6;[.G9])*1" office:value-type="float" office:value="45" calcext:value-type="float">
            <text:p>45</text:p>
          </table:table-cell>
          <table:table-cell office:value-type="float" office:value="0.0834830658237" calcext:value-type="float">
            <text:p>0.0834830658</text:p>
          </table:table-cell>
          <table:table-cell office:value-type="float" office:value="0.116459276092093" calcext:value-type="float">
            <text:p>0.1164592761</text:p>
          </table:table-cell>
          <table:table-cell office:value-type="float" office:value="0.563589736613" calcext:value-type="float">
            <text:p>0.5635897366</text:p>
          </table:table-cell>
          <table:table-cell/>
        </table:table-row>
        <table:table-row table:style-name="ro1">
          <table:table-cell office:value-type="string" calcext:value-type="string">
            <text:p>depth_REF_vs_SL-ETD2RK_t1.0_dt000002_vs_dt14.0625Errors12max.txt</text:p>
          </table:table-cell>
          <table:table-cell table:formula="of:=SEARCH(&quot;_vs_&quot;;[.A10];1)" office:value-type="float" office:value="10" calcext:value-type="float">
            <text:p>10</text:p>
          </table:table-cell>
          <table:table-cell table:formula="of:=SEARCH(&quot;_t1&quot;;[.A10];1)" office:value-type="float" office:value="23" calcext:value-type="float">
            <text:p>23</text:p>
          </table:table-cell>
          <table:table-cell table:formula="of:=MID([.A10];[.B10]+4;[.C10] - [.B10]-4)" office:value-type="string" office:string-value="SL-ETD2RK" calcext:value-type="string">
            <text:p>SL-ETD2RK</text:p>
          </table:table-cell>
          <table:table-cell table:formula="of:=SEARCH(&quot;_vs_dt&quot;;[.A10];1)" office:value-type="float" office:value="37" calcext:value-type="float">
            <text:p>37</text:p>
          </table:table-cell>
          <table:table-cell table:formula="of:=SEARCH(&quot;Errors&quot;;[.A10];1)" office:value-type="float" office:value="50" calcext:value-type="float">
            <text:p>50</text:p>
          </table:table-cell>
          <table:table-cell table:formula="of:=[.F10]-[.E10]-6" office:value-type="float" office:value="7" calcext:value-type="float">
            <text:p>7</text:p>
          </table:table-cell>
          <table:table-cell table:formula="of:=[.D10]" office:value-type="string" office:string-value="SL-ETD2RK" calcext:value-type="string">
            <text:p>SL-ETD2RK</text:p>
          </table:table-cell>
          <table:table-cell table:formula="of:=MID([.A10];[.E10]+6;[.G10])*1" office:value-type="float" office:value="14.0625" calcext:value-type="float">
            <text:p>14.0625</text:p>
          </table:table-cell>
          <table:table-cell office:value-type="float" office:value="0.00185163939923" calcext:value-type="float">
            <text:p>0.0018516394</text:p>
          </table:table-cell>
          <table:table-cell office:value-type="float" office:value="0.00475471727515381" calcext:value-type="float">
            <text:p>0.0047547173</text:p>
          </table:table-cell>
          <table:table-cell office:value-type="float" office:value="0.0711423188991" calcext:value-type="float">
            <text:p>0.0711423189</text:p>
          </table:table-cell>
          <table:table-cell table:formula="of:=[.L11]/[.L10]" office:value-type="float" office:value="1.03380811923507" calcext:value-type="float">
            <text:p>1.0338081192</text:p>
          </table:table-cell>
        </table:table-row>
        <table:table-row table:style-name="ro1">
          <table:table-cell office:value-type="string" calcext:value-type="string">
            <text:p>depth_REF_vs_SL-ETD2RK_t1.0_dt000002_vs_dt28.125Errors12max.txt</text:p>
          </table:table-cell>
          <table:table-cell table:formula="of:=SEARCH(&quot;_vs_&quot;;[.A11];1)" office:value-type="float" office:value="10" calcext:value-type="float">
            <text:p>10</text:p>
          </table:table-cell>
          <table:table-cell table:formula="of:=SEARCH(&quot;_t1&quot;;[.A11];1)" office:value-type="float" office:value="23" calcext:value-type="float">
            <text:p>23</text:p>
          </table:table-cell>
          <table:table-cell table:formula="of:=MID([.A11];[.B11]+4;[.C11] - [.B11]-4)" office:value-type="string" office:string-value="SL-ETD2RK" calcext:value-type="string">
            <text:p>SL-ETD2RK</text:p>
          </table:table-cell>
          <table:table-cell table:formula="of:=SEARCH(&quot;_vs_dt&quot;;[.A11];1)" office:value-type="float" office:value="37" calcext:value-type="float">
            <text:p>37</text:p>
          </table:table-cell>
          <table:table-cell table:formula="of:=SEARCH(&quot;Errors&quot;;[.A11];1)" office:value-type="float" office:value="49" calcext:value-type="float">
            <text:p>49</text:p>
          </table:table-cell>
          <table:table-cell table:formula="of:=[.F11]-[.E11]-6" office:value-type="float" office:value="6" calcext:value-type="float">
            <text:p>6</text:p>
          </table:table-cell>
          <table:table-cell table:formula="of:=[.D11]" office:value-type="string" office:string-value="SL-ETD2RK" calcext:value-type="string">
            <text:p>SL-ETD2RK</text:p>
          </table:table-cell>
          <table:table-cell table:formula="of:=MID([.A11];[.E11]+6;[.G11])*1" office:value-type="float" office:value="28.125" calcext:value-type="float">
            <text:p>28.125</text:p>
          </table:table-cell>
          <table:table-cell office:value-type="float" office:value="0.00196884377957" calcext:value-type="float">
            <text:p>0.0019688438</text:p>
          </table:table-cell>
          <table:table-cell office:value-type="float" office:value="0.00473766350898175" calcext:value-type="float">
            <text:p>0.0047376635</text:p>
          </table:table-cell>
          <table:table-cell office:value-type="float" office:value="0.0735475068991" calcext:value-type="float">
            <text:p>0.0735475069</text:p>
          </table:table-cell>
          <table:table-cell table:formula="of:=[.L12]/[.L11]" office:value-type="float" office:value="1.07572407597229" calcext:value-type="float">
            <text:p>1.075724076</text:p>
          </table:table-cell>
        </table:table-row>
        <table:table-row table:style-name="ro1">
          <table:table-cell office:value-type="string" calcext:value-type="string">
            <text:p>depth_REF_vs_SL-ETD2RK_t1.0_dt000002_vs_dt056.25Errors12max.txt</text:p>
          </table:table-cell>
          <table:table-cell table:formula="of:=SEARCH(&quot;_vs_&quot;;[.A12];1)" office:value-type="float" office:value="10" calcext:value-type="float">
            <text:p>10</text:p>
          </table:table-cell>
          <table:table-cell table:formula="of:=SEARCH(&quot;_t1&quot;;[.A12];1)" office:value-type="float" office:value="23" calcext:value-type="float">
            <text:p>23</text:p>
          </table:table-cell>
          <table:table-cell table:formula="of:=MID([.A12];[.B12]+4;[.C12] - [.B12]-4)" office:value-type="string" office:string-value="SL-ETD2RK" calcext:value-type="string">
            <text:p>SL-ETD2RK</text:p>
          </table:table-cell>
          <table:table-cell table:formula="of:=SEARCH(&quot;_vs_dt&quot;;[.A12];1)" office:value-type="float" office:value="37" calcext:value-type="float">
            <text:p>37</text:p>
          </table:table-cell>
          <table:table-cell table:formula="of:=SEARCH(&quot;Errors&quot;;[.A12];1)" office:value-type="float" office:value="49" calcext:value-type="float">
            <text:p>49</text:p>
          </table:table-cell>
          <table:table-cell table:formula="of:=[.F12]-[.E12]-6" office:value-type="float" office:value="6" calcext:value-type="float">
            <text:p>6</text:p>
          </table:table-cell>
          <table:table-cell table:formula="of:=[.D12]" office:value-type="string" office:string-value="SL-ETD2RK" calcext:value-type="string">
            <text:p>SL-ETD2RK</text:p>
          </table:table-cell>
          <table:table-cell table:formula="of:=MID([.A12];[.E12]+6;[.G12])*1" office:value-type="float" office:value="56.25" calcext:value-type="float">
            <text:p>56.25</text:p>
          </table:table-cell>
          <table:table-cell office:value-type="float" office:value="0.00263367986742" calcext:value-type="float">
            <text:p>0.0026336799</text:p>
          </table:table-cell>
          <table:table-cell office:value-type="float" office:value="0.00531226767305673" calcext:value-type="float">
            <text:p>0.0053122677</text:p>
          </table:table-cell>
          <table:table-cell office:value-type="float" office:value="0.0791168238991" calcext:value-type="float">
            <text:p>0.0791168239</text:p>
          </table:table-cell>
          <table:table-cell table:formula="of:=[.L13]/[.L12]" office:value-type="float" office:value="1.18584085787684" calcext:value-type="float">
            <text:p>1.1858408579</text:p>
          </table:table-cell>
        </table:table-row>
        <table:table-row table:style-name="ro1">
          <table:table-cell office:value-type="string" calcext:value-type="string">
            <text:p>depth_REF_vs_SL-ETD2RK_t1.0_dt000002_vs_dt0112.5Errors12max.txt</text:p>
          </table:table-cell>
          <table:table-cell table:formula="of:=SEARCH(&quot;_vs_&quot;;[.A13];1)" office:value-type="float" office:value="10" calcext:value-type="float">
            <text:p>10</text:p>
          </table:table-cell>
          <table:table-cell table:formula="of:=SEARCH(&quot;_t1&quot;;[.A13];1)" office:value-type="float" office:value="23" calcext:value-type="float">
            <text:p>23</text:p>
          </table:table-cell>
          <table:table-cell table:formula="of:=MID([.A13];[.B13]+4;[.C13] - [.B13]-4)" office:value-type="string" office:string-value="SL-ETD2RK" calcext:value-type="string">
            <text:p>SL-ETD2RK</text:p>
          </table:table-cell>
          <table:table-cell table:formula="of:=SEARCH(&quot;_vs_dt&quot;;[.A13];1)" office:value-type="float" office:value="37" calcext:value-type="float">
            <text:p>37</text:p>
          </table:table-cell>
          <table:table-cell table:formula="of:=SEARCH(&quot;Errors&quot;;[.A13];1)" office:value-type="float" office:value="49" calcext:value-type="float">
            <text:p>49</text:p>
          </table:table-cell>
          <table:table-cell table:formula="of:=[.F13]-[.E13]-6" office:value-type="float" office:value="6" calcext:value-type="float">
            <text:p>6</text:p>
          </table:table-cell>
          <table:table-cell table:formula="of:=[.D13]" office:value-type="string" office:string-value="SL-ETD2RK" calcext:value-type="string">
            <text:p>SL-ETD2RK</text:p>
          </table:table-cell>
          <table:table-cell table:formula="of:=MID([.A13];[.E13]+6;[.G13])*1" office:value-type="float" office:value="112.5" calcext:value-type="float">
            <text:p>112.5</text:p>
          </table:table-cell>
          <table:table-cell office:value-type="float" office:value="0.00482550205999" calcext:value-type="float">
            <text:p>0.0048255021</text:p>
          </table:table-cell>
          <table:table-cell office:value-type="float" office:value="0.0082483822118258" calcext:value-type="float">
            <text:p>0.0082483822</text:p>
          </table:table-cell>
          <table:table-cell office:value-type="float" office:value="0.093819962325" calcext:value-type="float">
            <text:p>0.0938199623</text:p>
          </table:table-cell>
          <table:table-cell table:formula="of:=[.L14]/[.L13]" office:value-type="float" office:value="3.14620485082357" calcext:value-type="float">
            <text:p>3.1462048508</text:p>
          </table:table-cell>
        </table:table-row>
        <table:table-row table:style-name="ro1">
          <table:table-cell office:value-type="string" calcext:value-type="string">
            <text:p>depth_REF_vs_SL-ETD2RK_t1.0_dt000002_vs_dt0225.0Errors12max.txt</text:p>
          </table:table-cell>
          <table:table-cell table:formula="of:=SEARCH(&quot;_vs_&quot;;[.A14];1)" office:value-type="float" office:value="10" calcext:value-type="float">
            <text:p>10</text:p>
          </table:table-cell>
          <table:table-cell table:formula="of:=SEARCH(&quot;_t1&quot;;[.A14];1)" office:value-type="float" office:value="23" calcext:value-type="float">
            <text:p>23</text:p>
          </table:table-cell>
          <table:table-cell table:formula="of:=MID([.A14];[.B14]+4;[.C14] - [.B14]-4)" office:value-type="string" office:string-value="SL-ETD2RK" calcext:value-type="string">
            <text:p>SL-ETD2RK</text:p>
          </table:table-cell>
          <table:table-cell table:formula="of:=SEARCH(&quot;_vs_dt&quot;;[.A14];1)" office:value-type="float" office:value="37" calcext:value-type="float">
            <text:p>37</text:p>
          </table:table-cell>
          <table:table-cell table:formula="of:=SEARCH(&quot;Errors&quot;;[.A14];1)" office:value-type="float" office:value="49" calcext:value-type="float">
            <text:p>49</text:p>
          </table:table-cell>
          <table:table-cell table:formula="of:=[.F14]-[.E14]-6" office:value-type="float" office:value="6" calcext:value-type="float">
            <text:p>6</text:p>
          </table:table-cell>
          <table:table-cell table:formula="of:=[.D14]" office:value-type="string" office:string-value="SL-ETD2RK" calcext:value-type="string">
            <text:p>SL-ETD2RK</text:p>
          </table:table-cell>
          <table:table-cell table:formula="of:=MID([.A14];[.E14]+6;[.G14])*1" office:value-type="float" office:value="225" calcext:value-type="float">
            <text:p>225</text:p>
          </table:table-cell>
          <table:table-cell office:value-type="float" office:value="0.0166797970643" calcext:value-type="float">
            <text:p>0.0166797971</text:p>
          </table:table-cell>
          <table:table-cell office:value-type="float" office:value="0.028991892106089" calcext:value-type="float">
            <text:p>0.0289918921</text:p>
          </table:table-cell>
          <table:table-cell office:value-type="float" office:value="0.295176820571" calcext:value-type="float">
            <text:p>0.2951768206</text:p>
          </table:table-cell>
          <table:table-cell table:formula="of:=[.L15]/[.L14]" office:value-type="float" office:value="1.21978381487579" calcext:value-type="float">
            <text:p>1.2197838149</text:p>
          </table:table-cell>
        </table:table-row>
        <table:table-row table:style-name="ro1">
          <table:table-cell office:value-type="string" calcext:value-type="string">
            <text:p>depth_REF_vs_SL-ETD2RK_t1.0_dt000002_vs_dt0450.0Errors12max.txt</text:p>
          </table:table-cell>
          <table:table-cell table:formula="of:=SEARCH(&quot;_vs_&quot;;[.A15];1)" office:value-type="float" office:value="10" calcext:value-type="float">
            <text:p>10</text:p>
          </table:table-cell>
          <table:table-cell table:formula="of:=SEARCH(&quot;_t1&quot;;[.A15];1)" office:value-type="float" office:value="23" calcext:value-type="float">
            <text:p>23</text:p>
          </table:table-cell>
          <table:table-cell table:formula="of:=MID([.A15];[.B15]+4;[.C15] - [.B15]-4)" office:value-type="string" office:string-value="SL-ETD2RK" calcext:value-type="string">
            <text:p>SL-ETD2RK</text:p>
          </table:table-cell>
          <table:table-cell table:formula="of:=SEARCH(&quot;_vs_dt&quot;;[.A15];1)" office:value-type="float" office:value="37" calcext:value-type="float">
            <text:p>37</text:p>
          </table:table-cell>
          <table:table-cell table:formula="of:=SEARCH(&quot;Errors&quot;;[.A15];1)" office:value-type="float" office:value="49" calcext:value-type="float">
            <text:p>49</text:p>
          </table:table-cell>
          <table:table-cell table:formula="of:=[.F15]-[.E15]-6" office:value-type="float" office:value="6" calcext:value-type="float">
            <text:p>6</text:p>
          </table:table-cell>
          <table:table-cell table:formula="of:=[.D15]" office:value-type="string" office:string-value="SL-ETD2RK" calcext:value-type="string">
            <text:p>SL-ETD2RK</text:p>
          </table:table-cell>
          <table:table-cell table:formula="of:=MID([.A15];[.E15]+6;[.G15])*1" office:value-type="float" office:value="450" calcext:value-type="float">
            <text:p>450</text:p>
          </table:table-cell>
          <table:table-cell office:value-type="float" office:value="0.0256342472318" calcext:value-type="float">
            <text:p>0.0256342472</text:p>
          </table:table-cell>
          <table:table-cell office:value-type="float" office:value="0.0451042299761448" calcext:value-type="float">
            <text:p>0.04510423</text:p>
          </table:table-cell>
          <table:table-cell office:value-type="float" office:value="0.360051908259" calcext:value-type="float">
            <text:p>0.3600519083</text:p>
          </table:table-cell>
          <table:table-cell table:formula="of:=[.L16]/[.L15]" office:value-type="float" office:value="2.71396719097815" calcext:value-type="float">
            <text:p>2.713967191</text:p>
          </table:table-cell>
        </table:table-row>
        <table:table-row table:style-name="ro1">
          <table:table-cell office:value-type="string" calcext:value-type="string">
            <text:p>depth_REF_vs_SL-ETD2RK_t1.0_dt000002_vs_dt0900.0Errors12max.txt</text:p>
          </table:table-cell>
          <table:table-cell table:formula="of:=SEARCH(&quot;_vs_&quot;;[.A16];1)" office:value-type="float" office:value="10" calcext:value-type="float">
            <text:p>10</text:p>
          </table:table-cell>
          <table:table-cell table:formula="of:=SEARCH(&quot;_t1&quot;;[.A16];1)" office:value-type="float" office:value="23" calcext:value-type="float">
            <text:p>23</text:p>
          </table:table-cell>
          <table:table-cell table:formula="of:=MID([.A16];[.B16]+4;[.C16] - [.B16]-4)" office:value-type="string" office:string-value="SL-ETD2RK" calcext:value-type="string">
            <text:p>SL-ETD2RK</text:p>
          </table:table-cell>
          <table:table-cell table:formula="of:=SEARCH(&quot;_vs_dt&quot;;[.A16];1)" office:value-type="float" office:value="37" calcext:value-type="float">
            <text:p>37</text:p>
          </table:table-cell>
          <table:table-cell table:formula="of:=SEARCH(&quot;Errors&quot;;[.A16];1)" office:value-type="float" office:value="49" calcext:value-type="float">
            <text:p>49</text:p>
          </table:table-cell>
          <table:table-cell table:formula="of:=[.F16]-[.E16]-6" office:value-type="float" office:value="6" calcext:value-type="float">
            <text:p>6</text:p>
          </table:table-cell>
          <table:table-cell table:formula="of:=[.D16]" office:value-type="string" office:string-value="SL-ETD2RK" calcext:value-type="string">
            <text:p>SL-ETD2RK</text:p>
          </table:table-cell>
          <table:table-cell table:formula="of:=MID([.A16];[.E16]+6;[.G16])*1" office:value-type="float" office:value="900" calcext:value-type="float">
            <text:p>900</text:p>
          </table:table-cell>
          <table:table-cell office:value-type="float" office:value="0.0761443207312" calcext:value-type="float">
            <text:p>0.0761443207</text:p>
          </table:table-cell>
          <table:table-cell office:value-type="float" office:value="0.137567510901439" calcext:value-type="float">
            <text:p>0.1375675109</text:p>
          </table:table-cell>
          <table:table-cell office:value-type="float" office:value="0.977169066064" calcext:value-type="float">
            <text:p>0.9771690661</text:p>
          </table:table-cell>
          <table:table-cell table:formula="of:=[.L17]/[.L16]" office:value-type="float" office:value="2.74203351916639" calcext:value-type="float">
            <text:p>2.7420335192</text:p>
          </table:table-cell>
        </table:table-row>
        <table:table-row table:style-name="ro1">
          <table:table-cell office:value-type="string" calcext:value-type="string">
            <text:p>depth_REF_vs_SL-ETD2RK_t1.0_dt000002_vs_dt1800.0Errors12max.txt</text:p>
          </table:table-cell>
          <table:table-cell table:formula="of:=SEARCH(&quot;_vs_&quot;;[.A17];1)" office:value-type="float" office:value="10" calcext:value-type="float">
            <text:p>10</text:p>
          </table:table-cell>
          <table:table-cell table:formula="of:=SEARCH(&quot;_t1&quot;;[.A17];1)" office:value-type="float" office:value="23" calcext:value-type="float">
            <text:p>23</text:p>
          </table:table-cell>
          <table:table-cell table:formula="of:=MID([.A17];[.B17]+4;[.C17] - [.B17]-4)" office:value-type="string" office:string-value="SL-ETD2RK" calcext:value-type="string">
            <text:p>SL-ETD2RK</text:p>
          </table:table-cell>
          <table:table-cell table:formula="of:=SEARCH(&quot;_vs_dt&quot;;[.A17];1)" office:value-type="float" office:value="37" calcext:value-type="float">
            <text:p>37</text:p>
          </table:table-cell>
          <table:table-cell table:formula="of:=SEARCH(&quot;Errors&quot;;[.A17];1)" office:value-type="float" office:value="49" calcext:value-type="float">
            <text:p>49</text:p>
          </table:table-cell>
          <table:table-cell table:formula="of:=[.F17]-[.E17]-6" office:value-type="float" office:value="6" calcext:value-type="float">
            <text:p>6</text:p>
          </table:table-cell>
          <table:table-cell table:formula="of:=[.D17]" office:value-type="string" office:string-value="SL-ETD2RK" calcext:value-type="string">
            <text:p>SL-ETD2RK</text:p>
          </table:table-cell>
          <table:table-cell table:formula="of:=MID([.A17];[.E17]+6;[.G17])*1" office:value-type="float" office:value="1800" calcext:value-type="float">
            <text:p>1800</text:p>
          </table:table-cell>
          <table:table-cell office:value-type="float" office:value="0.260133677423" calcext:value-type="float">
            <text:p>0.2601336774</text:p>
          </table:table-cell>
          <table:table-cell office:value-type="float" office:value="0.452019563808233" calcext:value-type="float">
            <text:p>0.4520195638</text:p>
          </table:table-cell>
          <table:table-cell office:value-type="float" office:value="2.67943033304" calcext:value-type="float">
            <text:p>2.679430333</text:p>
          </table:table-cell>
          <table:table-cell table:formula="of:=[.L18]/[.L17]" office:value-type="float" office:value="2.66838492233836" calcext:value-type="float">
            <text:p>2.6683849223</text:p>
          </table:table-cell>
        </table:table-row>
        <table:table-row table:style-name="ro1">
          <table:table-cell office:value-type="string" calcext:value-type="string">
            <text:p>depth_REF_vs_SL-ETD2RK_t1.0_dt000002_vs_dt3600.0Errors12max.txt</text:p>
          </table:table-cell>
          <table:table-cell table:formula="of:=SEARCH(&quot;_vs_&quot;;[.A18];1)" office:value-type="float" office:value="10" calcext:value-type="float">
            <text:p>10</text:p>
          </table:table-cell>
          <table:table-cell table:formula="of:=SEARCH(&quot;_t1&quot;;[.A18];1)" office:value-type="float" office:value="23" calcext:value-type="float">
            <text:p>23</text:p>
          </table:table-cell>
          <table:table-cell table:formula="of:=MID([.A18];[.B18]+4;[.C18] - [.B18]-4)" office:value-type="string" office:string-value="SL-ETD2RK" calcext:value-type="string">
            <text:p>SL-ETD2RK</text:p>
          </table:table-cell>
          <table:table-cell table:formula="of:=SEARCH(&quot;_vs_dt&quot;;[.A18];1)" office:value-type="float" office:value="37" calcext:value-type="float">
            <text:p>37</text:p>
          </table:table-cell>
          <table:table-cell table:formula="of:=SEARCH(&quot;Errors&quot;;[.A18];1)" office:value-type="float" office:value="49" calcext:value-type="float">
            <text:p>49</text:p>
          </table:table-cell>
          <table:table-cell table:formula="of:=[.F18]-[.E18]-6" office:value-type="float" office:value="6" calcext:value-type="float">
            <text:p>6</text:p>
          </table:table-cell>
          <table:table-cell table:formula="of:=[.D18]" office:value-type="string" office:string-value="SL-ETD2RK" calcext:value-type="string">
            <text:p>SL-ETD2RK</text:p>
          </table:table-cell>
          <table:table-cell table:formula="of:=MID([.A18];[.E18]+6;[.G18])*1" office:value-type="float" office:value="3600" calcext:value-type="float">
            <text:p>3600</text:p>
          </table:table-cell>
          <table:table-cell office:value-type="float" office:value="0.833379192693" calcext:value-type="float">
            <text:p>0.8333791927</text:p>
          </table:table-cell>
          <table:table-cell office:value-type="float" office:value="1.29203792409632" calcext:value-type="float">
            <text:p>1.2920379241</text:p>
          </table:table-cell>
          <table:table-cell office:value-type="float" office:value="7.14975150114" calcext:value-type="float">
            <text:p>7.1497515011</text:p>
          </table:table-cell>
          <table:table-cell table:formula="of:=[.L19]/[.L18]" office:value-type="float" office:value="1.7808686227584" calcext:value-type="float">
            <text:p>1.7808686228</text:p>
          </table:table-cell>
        </table:table-row>
        <table:table-row table:style-name="ro1">
          <table:table-cell office:value-type="string" calcext:value-type="string">
            <text:p>depth_REF_vs_SL-ETD2RK_t1.0_dt000002_vs_dt7200.0Errors12max.txt</text:p>
          </table:table-cell>
          <table:table-cell table:formula="of:=SEARCH(&quot;_vs_&quot;;[.A19];1)" office:value-type="float" office:value="10" calcext:value-type="float">
            <text:p>10</text:p>
          </table:table-cell>
          <table:table-cell table:formula="of:=SEARCH(&quot;_t1&quot;;[.A19];1)" office:value-type="float" office:value="23" calcext:value-type="float">
            <text:p>23</text:p>
          </table:table-cell>
          <table:table-cell table:formula="of:=MID([.A19];[.B19]+4;[.C19] - [.B19]-4)" office:value-type="string" office:string-value="SL-ETD2RK" calcext:value-type="string">
            <text:p>SL-ETD2RK</text:p>
          </table:table-cell>
          <table:table-cell table:formula="of:=SEARCH(&quot;_vs_dt&quot;;[.A19];1)" office:value-type="float" office:value="37" calcext:value-type="float">
            <text:p>37</text:p>
          </table:table-cell>
          <table:table-cell table:formula="of:=SEARCH(&quot;Errors&quot;;[.A19];1)" office:value-type="float" office:value="49" calcext:value-type="float">
            <text:p>49</text:p>
          </table:table-cell>
          <table:table-cell table:formula="of:=[.F19]-[.E19]-6" office:value-type="float" office:value="6" calcext:value-type="float">
            <text:p>6</text:p>
          </table:table-cell>
          <table:table-cell table:formula="of:=[.D19]" office:value-type="string" office:string-value="SL-ETD2RK" calcext:value-type="string">
            <text:p>SL-ETD2RK</text:p>
          </table:table-cell>
          <table:table-cell table:formula="of:=MID([.A19];[.E19]+6;[.G19])*1" office:value-type="float" office:value="7200" calcext:value-type="float">
            <text:p>7200</text:p>
          </table:table-cell>
          <table:table-cell office:value-type="float" office:value="1.77991649941" calcext:value-type="float">
            <text:p>1.7799164994</text:p>
          </table:table-cell>
          <table:table-cell office:value-type="float" office:value="2.51024193438725" calcext:value-type="float">
            <text:p>2.5102419344</text:p>
          </table:table-cell>
          <table:table-cell office:value-type="float" office:value="12.7327681089" calcext:value-type="float">
            <text:p>12.7327681089</text:p>
          </table:table-cell>
          <table:table-cell/>
        </table:table-row>
        <table:table-row table:style-name="ro1">
          <table:table-cell office:value-type="string" calcext:value-type="string">
            <text:p>depth_REF_vs_SL-EXP-SETTLS_t1.0_dt000002_vs_dt14.0625Errors12max.txt</text:p>
          </table:table-cell>
          <table:table-cell table:formula="of:=SEARCH(&quot;_vs_&quot;;[.A20];1)" office:value-type="float" office:value="10" calcext:value-type="float">
            <text:p>10</text:p>
          </table:table-cell>
          <table:table-cell table:formula="of:=SEARCH(&quot;_t1&quot;;[.A20];1)" office:value-type="float" office:value="27" calcext:value-type="float">
            <text:p>27</text:p>
          </table:table-cell>
          <table:table-cell table:formula="of:=MID([.A20];[.B20]+4;[.C20] - [.B20]-4)" office:value-type="string" office:string-value="SL-EXP-SETTLS" calcext:value-type="string">
            <text:p>SL-EXP-SETTLS</text:p>
          </table:table-cell>
          <table:table-cell table:formula="of:=SEARCH(&quot;_vs_dt&quot;;[.A20];1)" office:value-type="float" office:value="41" calcext:value-type="float">
            <text:p>41</text:p>
          </table:table-cell>
          <table:table-cell table:formula="of:=SEARCH(&quot;Errors&quot;;[.A20];1)" office:value-type="float" office:value="54" calcext:value-type="float">
            <text:p>54</text:p>
          </table:table-cell>
          <table:table-cell table:formula="of:=[.F20]-[.E20]-6" office:value-type="float" office:value="7" calcext:value-type="float">
            <text:p>7</text:p>
          </table:table-cell>
          <table:table-cell table:formula="of:=[.D20]" office:value-type="string" office:string-value="SL-EXP-SETTLS" calcext:value-type="string">
            <text:p>SL-EXP-SETTLS</text:p>
          </table:table-cell>
          <table:table-cell table:formula="of:=MID([.A20];[.E20]+6;[.G20])*1" office:value-type="float" office:value="14.0625" calcext:value-type="float">
            <text:p>14.0625</text:p>
          </table:table-cell>
          <table:table-cell office:value-type="float" office:value="0.0110790758878" calcext:value-type="float">
            <text:p>0.0110790759</text:p>
          </table:table-cell>
          <table:table-cell office:value-type="float" office:value="0.019069197378719" calcext:value-type="float">
            <text:p>0.0190691974</text:p>
          </table:table-cell>
          <table:table-cell office:value-type="float" office:value="0.116367353665" calcext:value-type="float">
            <text:p>0.1163673537</text:p>
          </table:table-cell>
          <table:table-cell table:formula="of:=[.L21]/[.L20]" office:value-type="float" office:value="1.77332767347331" calcext:value-type="float">
            <text:p>1.7733276735</text:p>
          </table:table-cell>
        </table:table-row>
        <table:table-row table:style-name="ro1">
          <table:table-cell office:value-type="string" calcext:value-type="string">
            <text:p>depth_REF_vs_SL-EXP-SETTLS_t1.0_dt000002_vs_dt28.125Errors12max.txt</text:p>
          </table:table-cell>
          <table:table-cell table:formula="of:=SEARCH(&quot;_vs_&quot;;[.A21];1)" office:value-type="float" office:value="10" calcext:value-type="float">
            <text:p>10</text:p>
          </table:table-cell>
          <table:table-cell table:formula="of:=SEARCH(&quot;_t1&quot;;[.A21];1)" office:value-type="float" office:value="27" calcext:value-type="float">
            <text:p>27</text:p>
          </table:table-cell>
          <table:table-cell table:formula="of:=MID([.A21];[.B21]+4;[.C21] - [.B21]-4)" office:value-type="string" office:string-value="SL-EXP-SETTLS" calcext:value-type="string">
            <text:p>SL-EXP-SETTLS</text:p>
          </table:table-cell>
          <table:table-cell table:formula="of:=SEARCH(&quot;_vs_dt&quot;;[.A21];1)" office:value-type="float" office:value="41" calcext:value-type="float">
            <text:p>41</text:p>
          </table:table-cell>
          <table:table-cell table:formula="of:=SEARCH(&quot;Errors&quot;;[.A21];1)" office:value-type="float" office:value="53" calcext:value-type="float">
            <text:p>53</text:p>
          </table:table-cell>
          <table:table-cell table:formula="of:=[.F21]-[.E21]-6" office:value-type="float" office:value="6" calcext:value-type="float">
            <text:p>6</text:p>
          </table:table-cell>
          <table:table-cell table:formula="of:=[.D21]" office:value-type="string" office:string-value="SL-EXP-SETTLS" calcext:value-type="string">
            <text:p>SL-EXP-SETTLS</text:p>
          </table:table-cell>
          <table:table-cell table:formula="of:=MID([.A21];[.E21]+6;[.G21])*1" office:value-type="float" office:value="28.125" calcext:value-type="float">
            <text:p>28.125</text:p>
          </table:table-cell>
          <table:table-cell office:value-type="float" office:value="0.0217306675932" calcext:value-type="float">
            <text:p>0.0217306676</text:p>
          </table:table-cell>
          <table:table-cell office:value-type="float" office:value="0.0369615602455761" calcext:value-type="float">
            <text:p>0.0369615602</text:p>
          </table:table-cell>
          <table:table-cell office:value-type="float" office:value="0.206357448543" calcext:value-type="float">
            <text:p>0.2063574485</text:p>
          </table:table-cell>
          <table:table-cell table:formula="of:=[.L22]/[.L21]" office:value-type="float" office:value="1.9586638204522" calcext:value-type="float">
            <text:p>1.9586638205</text:p>
          </table:table-cell>
        </table:table-row>
        <table:table-row table:style-name="ro1">
          <table:table-cell office:value-type="string" calcext:value-type="string">
            <text:p>depth_REF_vs_SL-EXP-SETTLS_t1.0_dt000002_vs_dt056.25Errors12max.txt</text:p>
          </table:table-cell>
          <table:table-cell table:formula="of:=SEARCH(&quot;_vs_&quot;;[.A22];1)" office:value-type="float" office:value="10" calcext:value-type="float">
            <text:p>10</text:p>
          </table:table-cell>
          <table:table-cell table:formula="of:=SEARCH(&quot;_t1&quot;;[.A22];1)" office:value-type="float" office:value="27" calcext:value-type="float">
            <text:p>27</text:p>
          </table:table-cell>
          <table:table-cell table:formula="of:=MID([.A22];[.B22]+4;[.C22] - [.B22]-4)" office:value-type="string" office:string-value="SL-EXP-SETTLS" calcext:value-type="string">
            <text:p>SL-EXP-SETTLS</text:p>
          </table:table-cell>
          <table:table-cell table:formula="of:=SEARCH(&quot;_vs_dt&quot;;[.A22];1)" office:value-type="float" office:value="41" calcext:value-type="float">
            <text:p>41</text:p>
          </table:table-cell>
          <table:table-cell table:formula="of:=SEARCH(&quot;Errors&quot;;[.A22];1)" office:value-type="float" office:value="53" calcext:value-type="float">
            <text:p>53</text:p>
          </table:table-cell>
          <table:table-cell table:formula="of:=[.F22]-[.E22]-6" office:value-type="float" office:value="6" calcext:value-type="float">
            <text:p>6</text:p>
          </table:table-cell>
          <table:table-cell table:formula="of:=[.D22]" office:value-type="string" office:string-value="SL-EXP-SETTLS" calcext:value-type="string">
            <text:p>SL-EXP-SETTLS</text:p>
          </table:table-cell>
          <table:table-cell table:formula="of:=MID([.A22];[.E22]+6;[.G22])*1" office:value-type="float" office:value="56.25" calcext:value-type="float">
            <text:p>56.25</text:p>
          </table:table-cell>
          <table:table-cell office:value-type="float" office:value="0.0429114322459" calcext:value-type="float">
            <text:p>0.0429114322</text:p>
          </table:table-cell>
          <table:table-cell office:value-type="float" office:value="0.0724125861036179" calcext:value-type="float">
            <text:p>0.0724125861</text:p>
          </table:table-cell>
          <table:table-cell office:value-type="float" office:value="0.404184868542" calcext:value-type="float">
            <text:p>0.4041848685</text:p>
          </table:table-cell>
          <table:table-cell table:formula="of:=[.L23]/[.L22]" office:value-type="float" office:value="1.92482930236454" calcext:value-type="float">
            <text:p>1.9248293024</text:p>
          </table:table-cell>
        </table:table-row>
        <table:table-row table:style-name="ro1">
          <table:table-cell office:value-type="string" calcext:value-type="string">
            <text:p>depth_REF_vs_SL-EXP-SETTLS_t1.0_dt000002_vs_dt0112.5Errors12max.txt</text:p>
          </table:table-cell>
          <table:table-cell table:formula="of:=SEARCH(&quot;_vs_&quot;;[.A23];1)" office:value-type="float" office:value="10" calcext:value-type="float">
            <text:p>10</text:p>
          </table:table-cell>
          <table:table-cell table:formula="of:=SEARCH(&quot;_t1&quot;;[.A23];1)" office:value-type="float" office:value="27" calcext:value-type="float">
            <text:p>27</text:p>
          </table:table-cell>
          <table:table-cell table:formula="of:=MID([.A23];[.B23]+4;[.C23] - [.B23]-4)" office:value-type="string" office:string-value="SL-EXP-SETTLS" calcext:value-type="string">
            <text:p>SL-EXP-SETTLS</text:p>
          </table:table-cell>
          <table:table-cell table:formula="of:=SEARCH(&quot;_vs_dt&quot;;[.A23];1)" office:value-type="float" office:value="41" calcext:value-type="float">
            <text:p>41</text:p>
          </table:table-cell>
          <table:table-cell table:formula="of:=SEARCH(&quot;Errors&quot;;[.A23];1)" office:value-type="float" office:value="53" calcext:value-type="float">
            <text:p>53</text:p>
          </table:table-cell>
          <table:table-cell table:formula="of:=[.F23]-[.E23]-6" office:value-type="float" office:value="6" calcext:value-type="float">
            <text:p>6</text:p>
          </table:table-cell>
          <table:table-cell table:formula="of:=[.D23]" office:value-type="string" office:string-value="SL-EXP-SETTLS" calcext:value-type="string">
            <text:p>SL-EXP-SETTLS</text:p>
          </table:table-cell>
          <table:table-cell table:formula="of:=MID([.A23];[.E23]+6;[.G23])*1" office:value-type="float" office:value="112.5" calcext:value-type="float">
            <text:p>112.5</text:p>
          </table:table-cell>
          <table:table-cell office:value-type="float" office:value="0.0839101306915" calcext:value-type="float">
            <text:p>0.0839101307</text:p>
          </table:table-cell>
          <table:table-cell office:value-type="float" office:value="0.140509551541591" calcext:value-type="float">
            <text:p>0.1405095515</text:p>
          </table:table-cell>
          <table:table-cell office:value-type="float" office:value="0.777986878542" calcext:value-type="float">
            <text:p>0.7779868785</text:p>
          </table:table-cell>
          <table:table-cell table:formula="of:=[.L24]/[.L23]" office:value-type="float" office:value="1270.27557422699" calcext:value-type="float">
            <text:p>1270.275574227</text:p>
          </table:table-cell>
        </table:table-row>
        <table:table-row table:style-name="ro1">
          <table:table-cell office:value-type="string" calcext:value-type="string">
            <text:p>depth_REF_vs_SL-EXP-SETTLS_t1.0_dt000002_vs_dt0225.0Errors12max.txt</text:p>
          </table:table-cell>
          <table:table-cell table:formula="of:=SEARCH(&quot;_vs_&quot;;[.A24];1)" office:value-type="float" office:value="10" calcext:value-type="float">
            <text:p>10</text:p>
          </table:table-cell>
          <table:table-cell table:formula="of:=SEARCH(&quot;_t1&quot;;[.A24];1)" office:value-type="float" office:value="27" calcext:value-type="float">
            <text:p>27</text:p>
          </table:table-cell>
          <table:table-cell table:formula="of:=MID([.A24];[.B24]+4;[.C24] - [.B24]-4)" office:value-type="string" office:string-value="SL-EXP-SETTLS" calcext:value-type="string">
            <text:p>SL-EXP-SETTLS</text:p>
          </table:table-cell>
          <table:table-cell table:formula="of:=SEARCH(&quot;_vs_dt&quot;;[.A24];1)" office:value-type="float" office:value="41" calcext:value-type="float">
            <text:p>41</text:p>
          </table:table-cell>
          <table:table-cell table:formula="of:=SEARCH(&quot;Errors&quot;;[.A24];1)" office:value-type="float" office:value="53" calcext:value-type="float">
            <text:p>53</text:p>
          </table:table-cell>
          <table:table-cell table:formula="of:=[.F24]-[.E24]-6" office:value-type="float" office:value="6" calcext:value-type="float">
            <text:p>6</text:p>
          </table:table-cell>
          <table:table-cell table:formula="of:=[.D24]" office:value-type="string" office:string-value="SL-EXP-SETTLS" calcext:value-type="string">
            <text:p>SL-EXP-SETTLS</text:p>
          </table:table-cell>
          <table:table-cell table:formula="of:=MID([.A24];[.E24]+6;[.G24])*1" office:value-type="float" office:value="225" calcext:value-type="float">
            <text:p>225</text:p>
          </table:table-cell>
          <table:table-cell office:value-type="float" office:value="63.3301691388" calcext:value-type="float">
            <text:p>63.3301691388</text:p>
          </table:table-cell>
          <table:table-cell office:value-type="float" office:value="120.775857348203" calcext:value-type="float">
            <text:p>120.7758573482</text:p>
          </table:table-cell>
          <table:table-cell office:value-type="float" office:value="988.257728881" calcext:value-type="float">
            <text:p>988.257728881</text:p>
          </table:table-cell>
          <table:table-cell table:formula="of:=[.L25]/[.L24]" office:value-type="float" office:value="8333.74596555441" calcext:value-type="float">
            <text:p>8333.7459655544</text:p>
          </table:table-cell>
        </table:table-row>
        <table:table-row table:style-name="ro1">
          <table:table-cell office:value-type="string" calcext:value-type="string">
            <text:p>depth_REF_vs_SL-EXP-SETTLS_t1.0_dt000002_vs_dt7200.0Errors12max.txt</text:p>
          </table:table-cell>
          <table:table-cell table:formula="of:=SEARCH(&quot;_vs_&quot;;[.A25];1)" office:value-type="float" office:value="10" calcext:value-type="float">
            <text:p>10</text:p>
          </table:table-cell>
          <table:table-cell table:formula="of:=SEARCH(&quot;_t1&quot;;[.A25];1)" office:value-type="float" office:value="27" calcext:value-type="float">
            <text:p>27</text:p>
          </table:table-cell>
          <table:table-cell table:formula="of:=MID([.A25];[.B25]+4;[.C25] - [.B25]-4)" office:value-type="string" office:string-value="SL-EXP-SETTLS" calcext:value-type="string">
            <text:p>SL-EXP-SETTLS</text:p>
          </table:table-cell>
          <table:table-cell table:formula="of:=SEARCH(&quot;_vs_dt&quot;;[.A25];1)" office:value-type="float" office:value="41" calcext:value-type="float">
            <text:p>41</text:p>
          </table:table-cell>
          <table:table-cell table:formula="of:=SEARCH(&quot;Errors&quot;;[.A25];1)" office:value-type="float" office:value="53" calcext:value-type="float">
            <text:p>53</text:p>
          </table:table-cell>
          <table:table-cell table:formula="of:=[.F25]-[.E25]-6" office:value-type="float" office:value="6" calcext:value-type="float">
            <text:p>6</text:p>
          </table:table-cell>
          <table:table-cell table:formula="of:=[.D25]" office:value-type="string" office:string-value="SL-EXP-SETTLS" calcext:value-type="string">
            <text:p>SL-EXP-SETTLS</text:p>
          </table:table-cell>
          <table:table-cell table:formula="of:=MID([.A25];[.E25]+6;[.G25])*1" office:value-type="float" office:value="7200" calcext:value-type="float">
            <text:p>7200</text:p>
          </table:table-cell>
          <table:table-cell office:value-type="float" office:value="57225.1863504" calcext:value-type="float">
            <text:p>57225.1863504</text:p>
          </table:table-cell>
          <table:table-cell office:value-type="float" office:value="177887.247991351" calcext:value-type="float">
            <text:p>177887.247991351</text:p>
          </table:table-cell>
          <table:table-cell office:value-type="float" office:value="8235888.86099" calcext:value-type="float">
            <text:p>8235888.86099</text:p>
          </table:table-cell>
          <table:table-cell/>
        </table:table-row>
        <table:table-row table:style-name="ro1">
          <table:table-cell office:value-type="string" calcext:value-type="string">
            <text:p>depth_REF_vs_SL-SI-SETTLS_t1.0_dt000002_vs_dt14.0625Errors12max.txt</text:p>
          </table:table-cell>
          <table:table-cell table:formula="of:=SEARCH(&quot;_vs_&quot;;[.A26];1)" office:value-type="float" office:value="10" calcext:value-type="float">
            <text:p>10</text:p>
          </table:table-cell>
          <table:table-cell table:formula="of:=SEARCH(&quot;_t1&quot;;[.A26];1)" office:value-type="float" office:value="26" calcext:value-type="float">
            <text:p>26</text:p>
          </table:table-cell>
          <table:table-cell table:formula="of:=MID([.A26];[.B26]+4;[.C26] - [.B26]-4)" office:value-type="string" office:string-value="SL-SI-SETTLS" calcext:value-type="string">
            <text:p>SL-SI-SETTLS</text:p>
          </table:table-cell>
          <table:table-cell table:formula="of:=SEARCH(&quot;_vs_dt&quot;;[.A26];1)" office:value-type="float" office:value="40" calcext:value-type="float">
            <text:p>40</text:p>
          </table:table-cell>
          <table:table-cell table:formula="of:=SEARCH(&quot;Errors&quot;;[.A26];1)" office:value-type="float" office:value="53" calcext:value-type="float">
            <text:p>53</text:p>
          </table:table-cell>
          <table:table-cell table:formula="of:=[.F26]-[.E26]-6" office:value-type="float" office:value="7" calcext:value-type="float">
            <text:p>7</text:p>
          </table:table-cell>
          <table:table-cell table:formula="of:=[.D26]" office:value-type="string" office:string-value="SL-SI-SETTLS" calcext:value-type="string">
            <text:p>SL-SI-SETTLS</text:p>
          </table:table-cell>
          <table:table-cell table:formula="of:=MID([.A26];[.E26]+6;[.G26])*1" office:value-type="float" office:value="14.0625" calcext:value-type="float">
            <text:p>14.0625</text:p>
          </table:table-cell>
          <table:table-cell office:value-type="float" office:value="0.00207788001651" calcext:value-type="float">
            <text:p>0.00207788</text:p>
          </table:table-cell>
          <table:table-cell office:value-type="float" office:value="0.00476782956176325" calcext:value-type="float">
            <text:p>0.0047678296</text:p>
          </table:table-cell>
          <table:table-cell office:value-type="float" office:value="0.0631641498991" calcext:value-type="float">
            <text:p>0.0631641499</text:p>
          </table:table-cell>
          <table:table-cell table:formula="of:=[.L27]/[.L26]" office:value-type="float" office:value="0.795712143103127" calcext:value-type="float">
            <text:p>0.7957121431</text:p>
          </table:table-cell>
        </table:table-row>
        <table:table-row table:style-name="ro1">
          <table:table-cell office:value-type="string" calcext:value-type="string">
            <text:p>depth_REF_vs_SL-SI-SETTLS_t1.0_dt000002_vs_dt28.125Errors12max.txt</text:p>
          </table:table-cell>
          <table:table-cell table:formula="of:=SEARCH(&quot;_vs_&quot;;[.A27];1)" office:value-type="float" office:value="10" calcext:value-type="float">
            <text:p>10</text:p>
          </table:table-cell>
          <table:table-cell table:formula="of:=SEARCH(&quot;_t1&quot;;[.A27];1)" office:value-type="float" office:value="26" calcext:value-type="float">
            <text:p>26</text:p>
          </table:table-cell>
          <table:table-cell table:formula="of:=MID([.A27];[.B27]+4;[.C27] - [.B27]-4)" office:value-type="string" office:string-value="SL-SI-SETTLS" calcext:value-type="string">
            <text:p>SL-SI-SETTLS</text:p>
          </table:table-cell>
          <table:table-cell table:formula="of:=SEARCH(&quot;_vs_dt&quot;;[.A27];1)" office:value-type="float" office:value="40" calcext:value-type="float">
            <text:p>40</text:p>
          </table:table-cell>
          <table:table-cell table:formula="of:=SEARCH(&quot;Errors&quot;;[.A27];1)" office:value-type="float" office:value="52" calcext:value-type="float">
            <text:p>52</text:p>
          </table:table-cell>
          <table:table-cell table:formula="of:=[.F27]-[.E27]-6" office:value-type="float" office:value="6" calcext:value-type="float">
            <text:p>6</text:p>
          </table:table-cell>
          <table:table-cell table:formula="of:=[.D27]" office:value-type="string" office:string-value="SL-SI-SETTLS" calcext:value-type="string">
            <text:p>SL-SI-SETTLS</text:p>
          </table:table-cell>
          <table:table-cell table:formula="of:=MID([.A27];[.E27]+6;[.G27])*1" office:value-type="float" office:value="28.125" calcext:value-type="float">
            <text:p>28.125</text:p>
          </table:table-cell>
          <table:table-cell office:value-type="float" office:value="0.00294157572883" calcext:value-type="float">
            <text:p>0.0029415757</text:p>
          </table:table-cell>
          <table:table-cell office:value-type="float" office:value="0.00513265591311909" calcext:value-type="float">
            <text:p>0.0051326559</text:p>
          </table:table-cell>
          <table:table-cell office:value-type="float" office:value="0.0502604810835" calcext:value-type="float">
            <text:p>0.0502604811</text:p>
          </table:table-cell>
          <table:table-cell table:formula="of:=[.L28]/[.L27]" office:value-type="float" office:value="1.38604560070098" calcext:value-type="float">
            <text:p>1.3860456007</text:p>
          </table:table-cell>
        </table:table-row>
        <table:table-row table:style-name="ro1">
          <table:table-cell office:value-type="string" calcext:value-type="string">
            <text:p>depth_REF_vs_SL-SI-SETTLS_t1.0_dt000002_vs_dt056.25Errors12max.txt</text:p>
          </table:table-cell>
          <table:table-cell table:formula="of:=SEARCH(&quot;_vs_&quot;;[.A28];1)" office:value-type="float" office:value="10" calcext:value-type="float">
            <text:p>10</text:p>
          </table:table-cell>
          <table:table-cell table:formula="of:=SEARCH(&quot;_t1&quot;;[.A28];1)" office:value-type="float" office:value="26" calcext:value-type="float">
            <text:p>26</text:p>
          </table:table-cell>
          <table:table-cell table:formula="of:=MID([.A28];[.B28]+4;[.C28] - [.B28]-4)" office:value-type="string" office:string-value="SL-SI-SETTLS" calcext:value-type="string">
            <text:p>SL-SI-SETTLS</text:p>
          </table:table-cell>
          <table:table-cell table:formula="of:=SEARCH(&quot;_vs_dt&quot;;[.A28];1)" office:value-type="float" office:value="40" calcext:value-type="float">
            <text:p>40</text:p>
          </table:table-cell>
          <table:table-cell table:formula="of:=SEARCH(&quot;Errors&quot;;[.A28];1)" office:value-type="float" office:value="52" calcext:value-type="float">
            <text:p>52</text:p>
          </table:table-cell>
          <table:table-cell table:formula="of:=[.F28]-[.E28]-6" office:value-type="float" office:value="6" calcext:value-type="float">
            <text:p>6</text:p>
          </table:table-cell>
          <table:table-cell table:formula="of:=[.D28]" office:value-type="string" office:string-value="SL-SI-SETTLS" calcext:value-type="string">
            <text:p>SL-SI-SETTLS</text:p>
          </table:table-cell>
          <table:table-cell table:formula="of:=MID([.A28];[.E28]+6;[.G28])*1" office:value-type="float" office:value="56.25" calcext:value-type="float">
            <text:p>56.25</text:p>
          </table:table-cell>
          <table:table-cell office:value-type="float" office:value="0.0078119575577" calcext:value-type="float">
            <text:p>0.0078119576</text:p>
          </table:table-cell>
          <table:table-cell office:value-type="float" office:value="0.0118760147757767" calcext:value-type="float">
            <text:p>0.0118760148</text:p>
          </table:table-cell>
          <table:table-cell office:value-type="float" office:value="0.0696633186949" calcext:value-type="float">
            <text:p>0.0696633187</text:p>
          </table:table-cell>
          <table:table-cell table:formula="of:=[.L29]/[.L28]" office:value-type="float" office:value="3.99437456532445" calcext:value-type="float">
            <text:p>3.9943745653</text:p>
          </table:table-cell>
        </table:table-row>
        <table:table-row table:style-name="ro1">
          <table:table-cell office:value-type="string" calcext:value-type="string">
            <text:p>depth_REF_vs_SL-SI-SETTLS_t1.0_dt000002_vs_dt0112.5Errors12max.txt</text:p>
          </table:table-cell>
          <table:table-cell table:formula="of:=SEARCH(&quot;_vs_&quot;;[.A29];1)" office:value-type="float" office:value="10" calcext:value-type="float">
            <text:p>10</text:p>
          </table:table-cell>
          <table:table-cell table:formula="of:=SEARCH(&quot;_t1&quot;;[.A29];1)" office:value-type="float" office:value="26" calcext:value-type="float">
            <text:p>26</text:p>
          </table:table-cell>
          <table:table-cell table:formula="of:=MID([.A29];[.B29]+4;[.C29] - [.B29]-4)" office:value-type="string" office:string-value="SL-SI-SETTLS" calcext:value-type="string">
            <text:p>SL-SI-SETTLS</text:p>
          </table:table-cell>
          <table:table-cell table:formula="of:=SEARCH(&quot;_vs_dt&quot;;[.A29];1)" office:value-type="float" office:value="40" calcext:value-type="float">
            <text:p>40</text:p>
          </table:table-cell>
          <table:table-cell table:formula="of:=SEARCH(&quot;Errors&quot;;[.A29];1)" office:value-type="float" office:value="52" calcext:value-type="float">
            <text:p>52</text:p>
          </table:table-cell>
          <table:table-cell table:formula="of:=[.F29]-[.E29]-6" office:value-type="float" office:value="6" calcext:value-type="float">
            <text:p>6</text:p>
          </table:table-cell>
          <table:table-cell table:formula="of:=[.D29]" office:value-type="string" office:string-value="SL-SI-SETTLS" calcext:value-type="string">
            <text:p>SL-SI-SETTLS</text:p>
          </table:table-cell>
          <table:table-cell table:formula="of:=MID([.A29];[.E29]+6;[.G29])*1" office:value-type="float" office:value="112.5" calcext:value-type="float">
            <text:p>112.5</text:p>
          </table:table-cell>
          <table:table-cell office:value-type="float" office:value="0.0306118172978" calcext:value-type="float">
            <text:p>0.0306118173</text:p>
          </table:table-cell>
          <table:table-cell office:value-type="float" office:value="0.0463687916980044" calcext:value-type="float">
            <text:p>0.0463687917</text:p>
          </table:table-cell>
          <table:table-cell office:value-type="float" office:value="0.278261388331" calcext:value-type="float">
            <text:p>0.2782613883</text:p>
          </table:table-cell>
          <table:table-cell table:formula="of:=[.L30]/[.L29]" office:value-type="float" office:value="4.02400627602725" calcext:value-type="float">
            <text:p>4.024006276</text:p>
          </table:table-cell>
        </table:table-row>
        <table:table-row table:style-name="ro1">
          <table:table-cell office:value-type="string" calcext:value-type="string">
            <text:p>depth_REF_vs_SL-SI-SETTLS_t1.0_dt000002_vs_dt0225.0Errors12max.txt</text:p>
          </table:table-cell>
          <table:table-cell table:formula="of:=SEARCH(&quot;_vs_&quot;;[.A30];1)" office:value-type="float" office:value="10" calcext:value-type="float">
            <text:p>10</text:p>
          </table:table-cell>
          <table:table-cell table:formula="of:=SEARCH(&quot;_t1&quot;;[.A30];1)" office:value-type="float" office:value="26" calcext:value-type="float">
            <text:p>26</text:p>
          </table:table-cell>
          <table:table-cell table:formula="of:=MID([.A30];[.B30]+4;[.C30] - [.B30]-4)" office:value-type="string" office:string-value="SL-SI-SETTLS" calcext:value-type="string">
            <text:p>SL-SI-SETTLS</text:p>
          </table:table-cell>
          <table:table-cell table:formula="of:=SEARCH(&quot;_vs_dt&quot;;[.A30];1)" office:value-type="float" office:value="40" calcext:value-type="float">
            <text:p>40</text:p>
          </table:table-cell>
          <table:table-cell table:formula="of:=SEARCH(&quot;Errors&quot;;[.A30];1)" office:value-type="float" office:value="52" calcext:value-type="float">
            <text:p>52</text:p>
          </table:table-cell>
          <table:table-cell table:formula="of:=[.F30]-[.E30]-6" office:value-type="float" office:value="6" calcext:value-type="float">
            <text:p>6</text:p>
          </table:table-cell>
          <table:table-cell table:formula="of:=[.D30]" office:value-type="string" office:string-value="SL-SI-SETTLS" calcext:value-type="string">
            <text:p>SL-SI-SETTLS</text:p>
          </table:table-cell>
          <table:table-cell table:formula="of:=MID([.A30];[.E30]+6;[.G30])*1" office:value-type="float" office:value="225" calcext:value-type="float">
            <text:p>225</text:p>
          </table:table-cell>
          <table:table-cell office:value-type="float" office:value="0.121418566803" calcext:value-type="float">
            <text:p>0.1214185668</text:p>
          </table:table-cell>
          <table:table-cell office:value-type="float" office:value="0.185245346206064" calcext:value-type="float">
            <text:p>0.1852453462</text:p>
          </table:table-cell>
          <table:table-cell office:value-type="float" office:value="1.11972557302" calcext:value-type="float">
            <text:p>1.119725573</text:p>
          </table:table-cell>
          <table:table-cell table:formula="of:=[.L31]/[.L30]" office:value-type="float" office:value="3.83908782481046" calcext:value-type="float">
            <text:p>3.8390878248</text:p>
          </table:table-cell>
        </table:table-row>
        <table:table-row table:style-name="ro1">
          <table:table-cell office:value-type="string" calcext:value-type="string">
            <text:p>depth_REF_vs_SL-SI-SETTLS_t1.0_dt000002_vs_dt0450.0Errors12max.txt</text:p>
          </table:table-cell>
          <table:table-cell table:formula="of:=SEARCH(&quot;_vs_&quot;;[.A31];1)" office:value-type="float" office:value="10" calcext:value-type="float">
            <text:p>10</text:p>
          </table:table-cell>
          <table:table-cell table:formula="of:=SEARCH(&quot;_t1&quot;;[.A31];1)" office:value-type="float" office:value="26" calcext:value-type="float">
            <text:p>26</text:p>
          </table:table-cell>
          <table:table-cell table:formula="of:=MID([.A31];[.B31]+4;[.C31] - [.B31]-4)" office:value-type="string" office:string-value="SL-SI-SETTLS" calcext:value-type="string">
            <text:p>SL-SI-SETTLS</text:p>
          </table:table-cell>
          <table:table-cell table:formula="of:=SEARCH(&quot;_vs_dt&quot;;[.A31];1)" office:value-type="float" office:value="40" calcext:value-type="float">
            <text:p>40</text:p>
          </table:table-cell>
          <table:table-cell table:formula="of:=SEARCH(&quot;Errors&quot;;[.A31];1)" office:value-type="float" office:value="52" calcext:value-type="float">
            <text:p>52</text:p>
          </table:table-cell>
          <table:table-cell table:formula="of:=[.F31]-[.E31]-6" office:value-type="float" office:value="6" calcext:value-type="float">
            <text:p>6</text:p>
          </table:table-cell>
          <table:table-cell table:formula="of:=[.D31]" office:value-type="string" office:string-value="SL-SI-SETTLS" calcext:value-type="string">
            <text:p>SL-SI-SETTLS</text:p>
          </table:table-cell>
          <table:table-cell table:formula="of:=MID([.A31];[.E31]+6;[.G31])*1" office:value-type="float" office:value="450" calcext:value-type="float">
            <text:p>450</text:p>
          </table:table-cell>
          <table:table-cell office:value-type="float" office:value="0.459498068137" calcext:value-type="float">
            <text:p>0.4594980681</text:p>
          </table:table-cell>
          <table:table-cell office:value-type="float" office:value="0.700691490939433" calcext:value-type="float">
            <text:p>0.7006914909</text:p>
          </table:table-cell>
          <table:table-cell office:value-type="float" office:value="4.29872481451" calcext:value-type="float">
            <text:p>4.2987248145</text:p>
          </table:table-cell>
          <table:table-cell table:formula="of:=[.L32]/[.L31]" office:value-type="float" office:value="3.06109569909744" calcext:value-type="float">
            <text:p>3.0610956991</text:p>
          </table:table-cell>
        </table:table-row>
        <table:table-row table:style-name="ro1">
          <table:table-cell office:value-type="string" calcext:value-type="string">
            <text:p>depth_REF_vs_SL-SI-SETTLS_t1.0_dt000002_vs_dt0900.0Errors12max.txt</text:p>
          </table:table-cell>
          <table:table-cell table:formula="of:=SEARCH(&quot;_vs_&quot;;[.A32];1)" office:value-type="float" office:value="10" calcext:value-type="float">
            <text:p>10</text:p>
          </table:table-cell>
          <table:table-cell table:formula="of:=SEARCH(&quot;_t1&quot;;[.A32];1)" office:value-type="float" office:value="26" calcext:value-type="float">
            <text:p>26</text:p>
          </table:table-cell>
          <table:table-cell table:formula="of:=MID([.A32];[.B32]+4;[.C32] - [.B32]-4)" office:value-type="string" office:string-value="SL-SI-SETTLS" calcext:value-type="string">
            <text:p>SL-SI-SETTLS</text:p>
          </table:table-cell>
          <table:table-cell table:formula="of:=SEARCH(&quot;_vs_dt&quot;;[.A32];1)" office:value-type="float" office:value="40" calcext:value-type="float">
            <text:p>40</text:p>
          </table:table-cell>
          <table:table-cell table:formula="of:=SEARCH(&quot;Errors&quot;;[.A32];1)" office:value-type="float" office:value="52" calcext:value-type="float">
            <text:p>52</text:p>
          </table:table-cell>
          <table:table-cell table:formula="of:=[.F32]-[.E32]-6" office:value-type="float" office:value="6" calcext:value-type="float">
            <text:p>6</text:p>
          </table:table-cell>
          <table:table-cell table:formula="of:=[.D32]" office:value-type="string" office:string-value="SL-SI-SETTLS" calcext:value-type="string">
            <text:p>SL-SI-SETTLS</text:p>
          </table:table-cell>
          <table:table-cell table:formula="of:=MID([.A32];[.E32]+6;[.G32])*1" office:value-type="float" office:value="900" calcext:value-type="float">
            <text:p>900</text:p>
          </table:table-cell>
          <table:table-cell office:value-type="float" office:value="1.42124935744" calcext:value-type="float">
            <text:p>1.4212493574</text:p>
          </table:table-cell>
          <table:table-cell office:value-type="float" office:value="2.04751659697075" calcext:value-type="float">
            <text:p>2.047516597</text:p>
          </table:table-cell>
          <table:table-cell office:value-type="float" office:value="13.1588080413" calcext:value-type="float">
            <text:p>13.1588080413</text:p>
          </table:table-cell>
          <table:table-cell table:formula="of:=[.L33]/[.L32]" office:value-type="float" office:value="1.52754763281844" calcext:value-type="float">
            <text:p>1.5275476328</text:p>
          </table:table-cell>
        </table:table-row>
        <table:table-row table:style-name="ro1">
          <table:table-cell office:value-type="string" calcext:value-type="string">
            <text:p>depth_REF_vs_SL-SI-SETTLS_t1.0_dt000002_vs_dt1800.0Errors12max.txt</text:p>
          </table:table-cell>
          <table:table-cell table:formula="of:=SEARCH(&quot;_vs_&quot;;[.A33];1)" office:value-type="float" office:value="10" calcext:value-type="float">
            <text:p>10</text:p>
          </table:table-cell>
          <table:table-cell table:formula="of:=SEARCH(&quot;_t1&quot;;[.A33];1)" office:value-type="float" office:value="26" calcext:value-type="float">
            <text:p>26</text:p>
          </table:table-cell>
          <table:table-cell table:formula="of:=MID([.A33];[.B33]+4;[.C33] - [.B33]-4)" office:value-type="string" office:string-value="SL-SI-SETTLS" calcext:value-type="string">
            <text:p>SL-SI-SETTLS</text:p>
          </table:table-cell>
          <table:table-cell table:formula="of:=SEARCH(&quot;_vs_dt&quot;;[.A33];1)" office:value-type="float" office:value="40" calcext:value-type="float">
            <text:p>40</text:p>
          </table:table-cell>
          <table:table-cell table:formula="of:=SEARCH(&quot;Errors&quot;;[.A33];1)" office:value-type="float" office:value="52" calcext:value-type="float">
            <text:p>52</text:p>
          </table:table-cell>
          <table:table-cell table:formula="of:=[.F33]-[.E33]-6" office:value-type="float" office:value="6" calcext:value-type="float">
            <text:p>6</text:p>
          </table:table-cell>
          <table:table-cell table:formula="of:=[.D33]" office:value-type="string" office:string-value="SL-SI-SETTLS" calcext:value-type="string">
            <text:p>SL-SI-SETTLS</text:p>
          </table:table-cell>
          <table:table-cell table:formula="of:=MID([.A33];[.E33]+6;[.G33])*1" office:value-type="float" office:value="1800" calcext:value-type="float">
            <text:p>1800</text:p>
          </table:table-cell>
          <table:table-cell office:value-type="float" office:value="2.63153182073" calcext:value-type="float">
            <text:p>2.6315318207</text:p>
          </table:table-cell>
          <table:table-cell office:value-type="float" office:value="3.50369733701601" calcext:value-type="float">
            <text:p>3.503697337</text:p>
          </table:table-cell>
          <table:table-cell office:value-type="float" office:value="20.1007060742" calcext:value-type="float">
            <text:p>20.1007060742</text:p>
          </table:table-cell>
          <table:table-cell table:formula="of:=[.L34]/[.L33]" office:value-type="float" office:value="0.74475325287775" calcext:value-type="float">
            <text:p>0.7447532529</text:p>
          </table:table-cell>
        </table:table-row>
        <table:table-row table:style-name="ro1">
          <table:table-cell office:value-type="string" calcext:value-type="string">
            <text:p>depth_REF_vs_SL-SI-SETTLS_t1.0_dt000002_vs_dt3600.0Errors12max.txt</text:p>
          </table:table-cell>
          <table:table-cell table:formula="of:=SEARCH(&quot;_vs_&quot;;[.A34];1)" office:value-type="float" office:value="10" calcext:value-type="float">
            <text:p>10</text:p>
          </table:table-cell>
          <table:table-cell table:formula="of:=SEARCH(&quot;_t1&quot;;[.A34];1)" office:value-type="float" office:value="26" calcext:value-type="float">
            <text:p>26</text:p>
          </table:table-cell>
          <table:table-cell table:formula="of:=MID([.A34];[.B34]+4;[.C34] - [.B34]-4)" office:value-type="string" office:string-value="SL-SI-SETTLS" calcext:value-type="string">
            <text:p>SL-SI-SETTLS</text:p>
          </table:table-cell>
          <table:table-cell table:formula="of:=SEARCH(&quot;_vs_dt&quot;;[.A34];1)" office:value-type="float" office:value="40" calcext:value-type="float">
            <text:p>40</text:p>
          </table:table-cell>
          <table:table-cell table:formula="of:=SEARCH(&quot;Errors&quot;;[.A34];1)" office:value-type="float" office:value="52" calcext:value-type="float">
            <text:p>52</text:p>
          </table:table-cell>
          <table:table-cell table:formula="of:=[.F34]-[.E34]-6" office:value-type="float" office:value="6" calcext:value-type="float">
            <text:p>6</text:p>
          </table:table-cell>
          <table:table-cell table:formula="of:=[.D34]" office:value-type="string" office:string-value="SL-SI-SETTLS" calcext:value-type="string">
            <text:p>SL-SI-SETTLS</text:p>
          </table:table-cell>
          <table:table-cell table:formula="of:=MID([.A34];[.E34]+6;[.G34])*1" office:value-type="float" office:value="3600" calcext:value-type="float">
            <text:p>3600</text:p>
          </table:table-cell>
          <table:table-cell office:value-type="float" office:value="3.39616396545" calcext:value-type="float">
            <text:p>3.3961639655</text:p>
          </table:table-cell>
          <table:table-cell office:value-type="float" office:value="4.33037057726076" calcext:value-type="float">
            <text:p>4.3303705773</text:p>
          </table:table-cell>
          <table:table-cell office:value-type="float" office:value="14.9700662339" calcext:value-type="float">
            <text:p>14.9700662339</text:p>
          </table:table-cell>
          <table:table-cell table:formula="of:=[.L35]/[.L34]" office:value-type="float" office:value="0.867349549669784" calcext:value-type="float">
            <text:p>0.8673495497</text:p>
          </table:table-cell>
        </table:table-row>
        <table:table-row table:style-name="ro1">
          <table:table-cell office:value-type="string" calcext:value-type="string">
            <text:p>depth_REF_vs_SL-SI-SETTLS_t1.0_dt000002_vs_dt7200.0Errors12max.txt</text:p>
          </table:table-cell>
          <table:table-cell table:formula="of:=SEARCH(&quot;_vs_&quot;;[.A35];1)" office:value-type="float" office:value="10" calcext:value-type="float">
            <text:p>10</text:p>
          </table:table-cell>
          <table:table-cell table:formula="of:=SEARCH(&quot;_t1&quot;;[.A35];1)" office:value-type="float" office:value="26" calcext:value-type="float">
            <text:p>26</text:p>
          </table:table-cell>
          <table:table-cell table:formula="of:=MID([.A35];[.B35]+4;[.C35] - [.B35]-4)" office:value-type="string" office:string-value="SL-SI-SETTLS" calcext:value-type="string">
            <text:p>SL-SI-SETTLS</text:p>
          </table:table-cell>
          <table:table-cell table:formula="of:=SEARCH(&quot;_vs_dt&quot;;[.A35];1)" office:value-type="float" office:value="40" calcext:value-type="float">
            <text:p>40</text:p>
          </table:table-cell>
          <table:table-cell table:formula="of:=SEARCH(&quot;Errors&quot;;[.A35];1)" office:value-type="float" office:value="52" calcext:value-type="float">
            <text:p>52</text:p>
          </table:table-cell>
          <table:table-cell table:formula="of:=[.F35]-[.E35]-6" office:value-type="float" office:value="6" calcext:value-type="float">
            <text:p>6</text:p>
          </table:table-cell>
          <table:table-cell table:formula="of:=[.D35]" office:value-type="string" office:string-value="SL-SI-SETTLS" calcext:value-type="string">
            <text:p>SL-SI-SETTLS</text:p>
          </table:table-cell>
          <table:table-cell table:formula="of:=MID([.A35];[.E35]+6;[.G35])*1" office:value-type="float" office:value="7200" calcext:value-type="float">
            <text:p>7200</text:p>
          </table:table-cell>
          <table:table-cell office:value-type="float" office:value="2.82522784485" calcext:value-type="float">
            <text:p>2.8252278449</text:p>
          </table:table-cell>
          <table:table-cell office:value-type="float" office:value="3.58565481181964" calcext:value-type="float">
            <text:p>3.5856548118</text:p>
          </table:table-cell>
          <table:table-cell office:value-type="float" office:value="12.9842802065" calcext:value-type="float">
            <text:p>12.9842802065</text:p>
          </table:table-cell>
          <table:table-cell table:formula="of:=[.L36]/[.L35]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1:Sheet1.L35">
          <table:sort>
            <table:sort-by table:field-number="3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Peixoto</meta:initial-creator>
    <meta:creation-date>2018-04-23T08:38:10.512009129</meta:creation-date>
    <dc:date>2018-04-23T08:54:18.185587874</dc:date>
    <dc:creator>Pedro Peixoto</dc:creator>
    <meta:editing-duration>PT16M6S</meta:editing-duration>
    <meta:editing-cycles>6</meta:editing-cycles>
    <meta:generator>LibreOffice/5.1.6.2$Linux_X86_64 LibreOffice_project/10m0$Build-2</meta:generator>
    <meta:document-statistic meta:table-count="1" meta:cell-count="450" meta:object-count="0"/>
  </office:meta>
</office:document-meta>
</file>